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1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8" table:default-cell-style-name="Default"/>
        <table:table-row table:style-name="ro1">
          <table:table-cell/>
          <table:table-cell table:style-name="ce1"/>
          <table:table-cell table:number-columns-repeated="6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 Coverings</text:p>
          </table:table-cell>
          <table:table-cell table:style-name="ce1" office:value-type="string" calcext:value-type="string" table:number-columns-spanned="6" table:number-rows-spanned="1">
            <text:p>Sensor 0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Sensor 1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Sensor 2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Sensor 3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1" office:value-type="string" calcext:value-type="string">
            <text:p>Reading 1</text:p>
          </table:table-cell>
          <table:table-cell office:value-type="string" calcext:value-type="string">
            <text:p>Reading 2</text:p>
          </table:table-cell>
          <table:table-cell office:value-type="string" calcext:value-type="string">
            <text:p>Reading 3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D</text:p>
          </table:table-cell>
          <table:table-cell table:style-name="ce1" office:value-type="string" calcext:value-type="string">
            <text:p>Reading 1</text:p>
          </table:table-cell>
          <table:table-cell office:value-type="string" calcext:value-type="string">
            <text:p>Reading 2</text:p>
          </table:table-cell>
          <table:table-cell office:value-type="string" calcext:value-type="string">
            <text:p>Reading 3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Average</text:p>
          </table:table-cell>
          <table:table-cell table:style-name="ce1" office:value-type="string" calcext:value-type="string">
            <text:p>Reading 1</text:p>
          </table:table-cell>
          <table:table-cell office:value-type="string" calcext:value-type="string">
            <text:p>Reading 2</text:p>
          </table:table-cell>
          <table:table-cell office:value-type="string" calcext:value-type="string">
            <text:p>Reading 3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Average</text:p>
          </table:table-cell>
          <table:table-cell table:style-name="ce1" office:value-type="string" calcext:value-type="string">
            <text:p>Reading 1</text:p>
          </table:table-cell>
          <table:table-cell office:value-type="string" calcext:value-type="string">
            <text:p>Reading 2</text:p>
          </table:table-cell>
          <table:table-cell office:value-type="string" calcext:value-type="string">
            <text:p>Reading 3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200mm</text:p>
          </table:table-cell>
          <table:table-cell office:value-type="float" office:value="31.02" calcext:value-type="float">
            <text:p>31.02</text:p>
          </table:table-cell>
          <table:table-cell office:value-type="float" office:value="29.89" calcext:value-type="float">
            <text:p>29.89</text:p>
          </table:table-cell>
          <table:table-cell office:value-type="float" office:value="42.25" calcext:value-type="float">
            <text:p>42.25</text:p>
          </table:table-cell>
          <table:table-cell office:value-type="float" office:value="29.4" calcext:value-type="float">
            <text:p>29.4</text:p>
          </table:table-cell>
          <table:table-cell office:value-type="float" office:value="41.75" calcext:value-type="float">
            <text:p>41.75</text:p>
          </table:table-cell>
          <table:table-cell table:formula="of:=SUM([.B4:.F4])/5" office:value-type="float" office:value="34.862" calcext:value-type="float">
            <text:p>34.862</text:p>
          </table:table-cell>
          <table:table-cell table:formula="of:=STDEV([.B4:.F4])" office:value-type="float" office:value="6.5448888455038" calcext:value-type="float">
            <text:p>6.545</text:p>
          </table:table-cell>
          <table:table-cell office:value-type="float" office:value="42.88" calcext:value-type="float">
            <text:p>42.88</text:p>
          </table:table-cell>
          <table:table-cell office:value-type="float" office:value="43.3" calcext:value-type="float">
            <text:p>43.3</text:p>
          </table:table-cell>
          <table:table-cell office:value-type="float" office:value="29.68" calcext:value-type="float">
            <text:p>29.68</text:p>
          </table:table-cell>
          <table:table-cell office:value-type="float" office:value="42.6" calcext:value-type="float">
            <text:p>42.6</text:p>
          </table:table-cell>
          <table:table-cell office:value-type="float" office:value="29.89" calcext:value-type="float">
            <text:p>29.89</text:p>
          </table:table-cell>
          <table:table-cell table:formula="of:=SUM([.I4:.M4])/5" office:value-type="float" office:value="37.67" calcext:value-type="float">
            <text:p>37.67</text:p>
          </table:table-cell>
          <table:table-cell office:value-type="float" office:value="29.19" calcext:value-type="float">
            <text:p>29.19</text:p>
          </table:table-cell>
          <table:table-cell office:value-type="float" office:value="41.86" calcext:value-type="float">
            <text:p>41.86</text:p>
          </table:table-cell>
          <table:table-cell office:value-type="float" office:value="42.6" calcext:value-type="float">
            <text:p>42.6</text:p>
          </table:table-cell>
          <table:table-cell office:value-type="float" office:value="29.33" calcext:value-type="float">
            <text:p>29.33</text:p>
          </table:table-cell>
          <table:table-cell office:value-type="float" office:value="42.67" calcext:value-type="float">
            <text:p>42.67</text:p>
          </table:table-cell>
          <table:table-cell table:formula="of:=SUM([.O4:.S4])/5" office:value-type="float" office:value="37.13" calcext:value-type="float">
            <text:p>37.13</text:p>
          </table:table-cell>
          <table:table-cell office:value-type="float" office:value="42.95" calcext:value-type="float">
            <text:p>42.95</text:p>
          </table:table-cell>
          <table:table-cell office:value-type="float" office:value="42.25" calcext:value-type="float">
            <text:p>42.25</text:p>
          </table:table-cell>
          <table:table-cell office:value-type="float" office:value="42.74" calcext:value-type="float">
            <text:p>42.74</text:p>
          </table:table-cell>
          <table:table-cell office:value-type="float" office:value="42.46" calcext:value-type="float">
            <text:p>42.46</text:p>
          </table:table-cell>
          <table:table-cell office:value-type="float" office:value="42.11" calcext:value-type="float">
            <text:p>42.11</text:p>
          </table:table-cell>
          <table:table-cell table:formula="of:=SUM([.U4:.Y4])/5" office:value-type="float" office:value="42.502" calcext:value-type="float">
            <text:p>42.502</text:p>
          </table:table-cell>
        </table:table-row>
        <table:table-row table:style-name="ro1">
          <table:table-cell office:value-type="string" calcext:value-type="string">
            <text:p>300mm</text:p>
          </table:table-cell>
          <table:table-cell office:value-type="float" office:value="42.39" calcext:value-type="float">
            <text:p>42.39</text:p>
          </table:table-cell>
          <table:table-cell office:value-type="float" office:value="42.11" calcext:value-type="float">
            <text:p>42.11</text:p>
          </table:table-cell>
          <table:table-cell office:value-type="float" office:value="43.02" calcext:value-type="float">
            <text:p>43.02</text:p>
          </table:table-cell>
          <table:table-cell office:value-type="float" office:value="41.68" calcext:value-type="float">
            <text:p>41.68</text:p>
          </table:table-cell>
          <table:table-cell office:value-type="float" office:value="43.86" calcext:value-type="float">
            <text:p>43.86</text:p>
          </table:table-cell>
          <table:table-cell table:formula="of:=SUM([.B5:.F5])/5" office:value-type="float" office:value="42.612" calcext:value-type="float">
            <text:p>42.612</text:p>
          </table:table-cell>
          <table:table-cell table:formula="of:=STDEV([.B5:.F5])" office:value-type="float" office:value="0.850570396851431" calcext:value-type="float">
            <text:p>0.851</text:p>
          </table:table-cell>
          <table:table-cell office:value-type="float" office:value="44.98" calcext:value-type="float">
            <text:p>44.98</text:p>
          </table:table-cell>
          <table:table-cell office:value-type="float" office:value="44.07" calcext:value-type="float">
            <text:p>44.07</text:p>
          </table:table-cell>
          <table:table-cell office:value-type="float" office:value="42.25" calcext:value-type="float">
            <text:p>42.25</text:p>
          </table:table-cell>
          <table:table-cell office:value-type="float" office:value="41.96" calcext:value-type="float">
            <text:p>41.96</text:p>
          </table:table-cell>
          <table:table-cell office:value-type="float" office:value="42.6" calcext:value-type="float">
            <text:p>42.6</text:p>
          </table:table-cell>
          <table:table-cell table:formula="of:=SUM([.I5:.M5])/5" office:value-type="float" office:value="43.172" calcext:value-type="float">
            <text:p>43.172</text:p>
          </table:table-cell>
          <table:table-cell office:value-type="float" office:value="41.82" calcext:value-type="float">
            <text:p>41.82</text:p>
          </table:table-cell>
          <table:table-cell office:value-type="float" office:value="44" calcext:value-type="float">
            <text:p>44</text:p>
          </table:table-cell>
          <table:table-cell office:value-type="float" office:value="41.69" calcext:value-type="float">
            <text:p>41.69</text:p>
          </table:table-cell>
          <table:table-cell office:value-type="float" office:value="43.93" calcext:value-type="float">
            <text:p>43.93</text:p>
          </table:table-cell>
          <table:table-cell office:value-type="float" office:value="41.61" calcext:value-type="float">
            <text:p>41.61</text:p>
          </table:table-cell>
          <table:table-cell table:formula="of:=SUM([.O5:.S5])/5" office:value-type="float" office:value="42.61" calcext:value-type="float">
            <text:p>42.61</text:p>
          </table:table-cell>
          <table:table-cell office:value-type="float" office:value="55.44" calcext:value-type="float">
            <text:p>55.44</text:p>
          </table:table-cell>
          <table:table-cell office:value-type="float" office:value="56.49" calcext:value-type="float">
            <text:p>56.49</text:p>
          </table:table-cell>
          <table:table-cell office:value-type="float" office:value="56.77" calcext:value-type="float">
            <text:p>56.77</text:p>
          </table:table-cell>
          <table:table-cell office:value-type="float" office:value="56.21" calcext:value-type="float">
            <text:p>56.21</text:p>
          </table:table-cell>
          <table:table-cell office:value-type="float" office:value="56.7" calcext:value-type="float">
            <text:p>56.7</text:p>
          </table:table-cell>
          <table:table-cell table:formula="of:=SUM([.U5:.Y5])/5" office:value-type="float" office:value="56.322" calcext:value-type="float">
            <text:p>56.322</text:p>
          </table:table-cell>
        </table:table-row>
        <table:table-row table:style-name="ro1">
          <table:table-cell office:value-type="string" calcext:value-type="string">
            <text:p>400mm</text:p>
          </table:table-cell>
          <table:table-cell office:value-type="float" office:value="56.21" calcext:value-type="float">
            <text:p>56.21</text:p>
          </table:table-cell>
          <table:table-cell office:value-type="float" office:value="55.3" calcext:value-type="float">
            <text:p>55.3</text:p>
          </table:table-cell>
          <table:table-cell office:value-type="float" office:value="55.86" calcext:value-type="float">
            <text:p>55.86</text:p>
          </table:table-cell>
          <table:table-cell office:value-type="float" office:value="54.95" calcext:value-type="float">
            <text:p>54.95</text:p>
          </table:table-cell>
          <table:table-cell office:value-type="float" office:value="56.42" calcext:value-type="float">
            <text:p>56.42</text:p>
          </table:table-cell>
          <table:table-cell table:formula="of:=SUM([.B6:.F6])/5" office:value-type="float" office:value="55.748" calcext:value-type="float">
            <text:p>55.748</text:p>
          </table:table-cell>
          <table:table-cell table:formula="of:=STDEV([.B6:.F6])" office:value-type="float" office:value="0.615442929929332" calcext:value-type="float">
            <text:p>0.615</text:p>
          </table:table-cell>
          <table:table-cell office:value-type="float" office:value="55.79" calcext:value-type="float">
            <text:p>55.79</text:p>
          </table:table-cell>
          <table:table-cell office:value-type="float" office:value="56.42" calcext:value-type="float">
            <text:p>56.42</text:p>
          </table:table-cell>
          <table:table-cell office:value-type="float" office:value="57.75" calcext:value-type="float">
            <text:p>57.75</text:p>
          </table:table-cell>
          <table:table-cell office:value-type="float" office:value="55.44" calcext:value-type="float">
            <text:p>55.44</text:p>
          </table:table-cell>
          <table:table-cell office:value-type="float" office:value="55.72" calcext:value-type="float">
            <text:p>55.72</text:p>
          </table:table-cell>
          <table:table-cell table:formula="of:=SUM([.I6:.M6])/5" office:value-type="float" office:value="56.224" calcext:value-type="float">
            <text:p>56.224</text:p>
          </table:table-cell>
          <table:table-cell office:value-type="float" office:value="56.56" calcext:value-type="float">
            <text:p>56.56</text:p>
          </table:table-cell>
          <table:table-cell office:value-type="float" office:value="55.65" calcext:value-type="float">
            <text:p>55.65</text:p>
          </table:table-cell>
          <table:table-cell office:value-type="float" office:value="57.86" calcext:value-type="float">
            <text:p>57.86</text:p>
          </table:table-cell>
          <table:table-cell office:value-type="float" office:value="56.63" calcext:value-type="float">
            <text:p>56.63</text:p>
          </table:table-cell>
          <table:table-cell office:value-type="float" office:value="57.82" calcext:value-type="float">
            <text:p>57.82</text:p>
          </table:table-cell>
          <table:table-cell table:formula="of:=SUM([.O6:.S6])/5" office:value-type="float" office:value="56.904" calcext:value-type="float">
            <text:p>56.904</text:p>
          </table:table-cell>
          <table:table-cell office:value-type="float" office:value="57.4" calcext:value-type="float">
            <text:p>57.4</text:p>
          </table:table-cell>
          <table:table-cell office:value-type="float" office:value="56.56" calcext:value-type="float">
            <text:p>56.56</text:p>
          </table:table-cell>
          <table:table-cell office:value-type="float" office:value="57.68" calcext:value-type="float">
            <text:p>57.68</text:p>
          </table:table-cell>
          <table:table-cell office:value-type="float" office:value="56.28" calcext:value-type="float">
            <text:p>56.28</text:p>
          </table:table-cell>
          <table:table-cell office:value-type="float" office:value="55.65" calcext:value-type="float">
            <text:p>55.65</text:p>
          </table:table-cell>
          <table:table-cell table:formula="of:=SUM([.U6:.Y6])/5" office:value-type="float" office:value="56.714" calcext:value-type="float">
            <text:p>56.714</text:p>
          </table:table-cell>
        </table:table-row>
        <table:table-row table:style-name="ro1">
          <table:table-cell office:value-type="string" calcext:value-type="string">
            <text:p>500mm</text:p>
          </table:table-cell>
          <table:table-cell office:value-type="float" office:value="69.19" calcext:value-type="float">
            <text:p>69.19</text:p>
          </table:table-cell>
          <table:table-cell office:value-type="float" office:value="73.12" calcext:value-type="float">
            <text:p>73.12</text:p>
          </table:table-cell>
          <table:table-cell office:value-type="float" office:value="72.63" calcext:value-type="float">
            <text:p>72.63</text:p>
          </table:table-cell>
          <table:table-cell office:value-type="float" office:value="71.02" calcext:value-type="float">
            <text:p>71.02</text:p>
          </table:table-cell>
          <table:table-cell office:value-type="float" office:value="68.91" calcext:value-type="float">
            <text:p>68.91</text:p>
          </table:table-cell>
          <table:table-cell table:formula="of:=SUM([.B7:.F7])/5" office:value-type="float" office:value="70.974" calcext:value-type="float">
            <text:p>70.974</text:p>
          </table:table-cell>
          <table:table-cell table:formula="of:=STDEV([.B7:.F7])" office:value-type="float" office:value="1.92305226138033" calcext:value-type="float">
            <text:p>1.923</text:p>
          </table:table-cell>
          <table:table-cell office:value-type="float" office:value="69.19" calcext:value-type="float">
            <text:p>69.19</text:p>
          </table:table-cell>
          <table:table-cell office:value-type="float" office:value="69.4" calcext:value-type="float">
            <text:p>69.4</text:p>
          </table:table-cell>
          <table:table-cell office:value-type="float" office:value="69.47" calcext:value-type="float">
            <text:p>69.47</text:p>
          </table:table-cell>
          <table:table-cell office:value-type="float" office:value="71.37" calcext:value-type="float">
            <text:p>71.37</text:p>
          </table:table-cell>
          <table:table-cell office:value-type="float" office:value="69.68" calcext:value-type="float">
            <text:p>69.68</text:p>
          </table:table-cell>
          <table:table-cell table:formula="of:=SUM([.I7:.M7])/5" office:value-type="float" office:value="69.822" calcext:value-type="float">
            <text:p>69.822</text:p>
          </table:table-cell>
          <table:table-cell office:value-type="float" office:value="71.44" calcext:value-type="float">
            <text:p>71.44</text:p>
          </table:table-cell>
          <table:table-cell office:value-type="float" office:value="68.49" calcext:value-type="float">
            <text:p>68.49</text:p>
          </table:table-cell>
          <table:table-cell office:value-type="float" office:value="72.14" calcext:value-type="float">
            <text:p>72.14</text:p>
          </table:table-cell>
          <table:table-cell office:value-type="float" office:value="71.09" calcext:value-type="float">
            <text:p>71.09</text:p>
          </table:table-cell>
          <table:table-cell office:value-type="float" office:value="68.91" calcext:value-type="float">
            <text:p>68.91</text:p>
          </table:table-cell>
          <table:table-cell table:formula="of:=SUM([.O7:.S7])/5" office:value-type="float" office:value="70.414" calcext:value-type="float">
            <text:p>70.414</text:p>
          </table:table-cell>
          <table:table-cell office:value-type="float" office:value="70.18" calcext:value-type="float">
            <text:p>70.18</text:p>
          </table:table-cell>
          <table:table-cell office:value-type="float" office:value="68.98" calcext:value-type="float">
            <text:p>68.98</text:p>
          </table:table-cell>
          <table:table-cell table:number-columns-repeated="2" office:value-type="float" office:value="70.46" calcext:value-type="float">
            <text:p>70.46</text:p>
          </table:table-cell>
          <table:table-cell office:value-type="float" office:value="70.11" calcext:value-type="float">
            <text:p>70.11</text:p>
          </table:table-cell>
          <table:table-cell table:formula="of:=SUM([.U7:.Y7])/5" office:value-type="float" office:value="70.038" calcext:value-type="float">
            <text:p>70.038</text:p>
          </table:table-cell>
        </table:table-row>
        <table:table-row table:style-name="ro1">
          <table:table-cell office:value-type="string" calcext:value-type="string">
            <text:p>750mm</text:p>
          </table:table-cell>
          <table:table-cell office:value-type="float" office:value="96.07" calcext:value-type="float">
            <text:p>96.07</text:p>
          </table:table-cell>
          <table:table-cell office:value-type="float" office:value="96.98" calcext:value-type="float">
            <text:p>96.98</text:p>
          </table:table-cell>
          <table:table-cell office:value-type="float" office:value="96.77" calcext:value-type="float">
            <text:p>96.77</text:p>
          </table:table-cell>
          <table:table-cell office:value-type="float" office:value="96" calcext:value-type="float">
            <text:p>96</text:p>
          </table:table-cell>
          <table:table-cell office:value-type="float" office:value="96.56" calcext:value-type="float">
            <text:p>96.56</text:p>
          </table:table-cell>
          <table:table-cell table:formula="of:=SUM([.B8:.F8])/5" office:value-type="float" office:value="96.476" calcext:value-type="float">
            <text:p>96.476</text:p>
          </table:table-cell>
          <table:table-cell table:formula="of:=STDEV([.B8:.F8])" office:value-type="float" office:value="0.429802280124247" calcext:value-type="float">
            <text:p>0.430</text:p>
          </table:table-cell>
          <table:table-cell office:value-type="float" office:value="87.79" calcext:value-type="float">
            <text:p>87.79</text:p>
          </table:table-cell>
          <table:table-cell office:value-type="float" office:value="97.33" calcext:value-type="float">
            <text:p>97.33</text:p>
          </table:table-cell>
          <table:table-cell office:value-type="float" office:value="86.04" calcext:value-type="float">
            <text:p>86.04</text:p>
          </table:table-cell>
          <table:table-cell office:value-type="float" office:value="95.72" calcext:value-type="float">
            <text:p>95.72</text:p>
          </table:table-cell>
          <table:table-cell office:value-type="float" office:value="87.03" calcext:value-type="float">
            <text:p>87.03</text:p>
          </table:table-cell>
          <table:table-cell table:formula="of:=SUM([.I8:.M8])/5" office:value-type="float" office:value="90.782" calcext:value-type="float">
            <text:p>90.782</text:p>
          </table:table-cell>
          <table:table-cell office:value-type="float" office:value="96.63" calcext:value-type="float">
            <text:p>96.63</text:p>
          </table:table-cell>
          <table:table-cell office:value-type="float" office:value="86.39" calcext:value-type="float">
            <text:p>86.39</text:p>
          </table:table-cell>
          <table:table-cell office:value-type="float" office:value="96.14" calcext:value-type="float">
            <text:p>96.14</text:p>
          </table:table-cell>
          <table:table-cell office:value-type="float" office:value="85.61" calcext:value-type="float">
            <text:p>85.61</text:p>
          </table:table-cell>
          <table:table-cell office:value-type="float" office:value="85.89" calcext:value-type="float">
            <text:p>85.89</text:p>
          </table:table-cell>
          <table:table-cell table:formula="of:=SUM([.O8:.S8])/5" office:value-type="float" office:value="90.132" calcext:value-type="float">
            <text:p>90.132</text:p>
          </table:table-cell>
          <table:table-cell office:value-type="float" office:value="100.56" calcext:value-type="float">
            <text:p>10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7.54" calcext:value-type="float">
            <text:p>97.54</text:p>
          </table:table-cell>
          <table:table-cell office:value-type="float" office:value="100.42" calcext:value-type="float">
            <text:p>100.42</text:p>
          </table:table-cell>
          <table:table-cell office:value-type="float" office:value="97.61" calcext:value-type="float">
            <text:p>97.61</text:p>
          </table:table-cell>
          <table:table-cell table:formula="of:=SUM([.U8:.Y8])/5" office:value-type="float" office:value="98.848" calcext:value-type="float">
            <text:p>98.848</text:p>
          </table:table-cell>
        </table:table-row>
        <table:table-row table:style-name="ro1">
          <table:table-cell office:value-type="string" calcext:value-type="string">
            <text:p>1000mm</text:p>
          </table:table-cell>
          <table:table-cell office:value-type="float" office:value="123.09" calcext:value-type="float">
            <text:p>123.09</text:p>
          </table:table-cell>
          <table:table-cell office:value-type="float" office:value="114.81" calcext:value-type="float">
            <text:p>114.81</text:p>
          </table:table-cell>
          <table:table-cell office:value-type="float" office:value="123.3" calcext:value-type="float">
            <text:p>123.3</text:p>
          </table:table-cell>
          <table:table-cell office:value-type="float" office:value="121.82" calcext:value-type="float">
            <text:p>121.82</text:p>
          </table:table-cell>
          <table:table-cell office:value-type="float" office:value="113.16" calcext:value-type="float">
            <text:p>113.16</text:p>
          </table:table-cell>
          <table:table-cell table:formula="of:=SUM([.B9:.F9])/5" office:value-type="float" office:value="119.236" calcext:value-type="float">
            <text:p>119.236</text:p>
          </table:table-cell>
          <table:table-cell table:formula="of:=STDEV([.B9:.F9])" office:value-type="float" office:value="4.86193685685036" calcext:value-type="float">
            <text:p>4.862</text:p>
          </table:table-cell>
          <table:table-cell office:value-type="float" office:value="123.58" calcext:value-type="float">
            <text:p>123.58</text:p>
          </table:table-cell>
          <table:table-cell office:value-type="float" office:value="123.86" calcext:value-type="float">
            <text:p>123.86</text:p>
          </table:table-cell>
          <table:table-cell office:value-type="float" office:value="123.65" calcext:value-type="float">
            <text:p>123.65</text:p>
          </table:table-cell>
          <table:table-cell office:value-type="float" office:value="112.56" calcext:value-type="float">
            <text:p>112.56</text:p>
          </table:table-cell>
          <table:table-cell office:value-type="float" office:value="119.93" calcext:value-type="float">
            <text:p>119.93</text:p>
          </table:table-cell>
          <table:table-cell table:formula="of:=SUM([.I9:.M9])/5" office:value-type="float" office:value="120.716" calcext:value-type="float">
            <text:p>120.716</text:p>
          </table:table-cell>
          <table:table-cell office:value-type="float" office:value="110.6" calcext:value-type="float">
            <text:p>110.6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2.63" calcext:value-type="float">
            <text:p>112.63</text:p>
          </table:table-cell>
          <table:table-cell office:value-type="float" office:value="115.16" calcext:value-type="float">
            <text:p>115.16</text:p>
          </table:table-cell>
          <table:table-cell office:value-type="float" office:value="114.39" calcext:value-type="float">
            <text:p>114.39</text:p>
          </table:table-cell>
          <table:table-cell table:formula="of:=SUM([.O9:.S9])/5" office:value-type="float" office:value="113.054" calcext:value-type="float">
            <text:p>113.054</text:p>
          </table:table-cell>
          <table:table-cell table:number-columns-repeated="2" office:value-type="float" office:value="111.44" calcext:value-type="float">
            <text:p>111.44</text:p>
          </table:table-cell>
          <table:table-cell office:value-type="float" office:value="112.91" calcext:value-type="float">
            <text:p>112.91</text:p>
          </table:table-cell>
          <table:table-cell office:value-type="float" office:value="112" calcext:value-type="float">
            <text:p>112</text:p>
          </table:table-cell>
          <table:table-cell office:value-type="float" office:value="112.14" calcext:value-type="float">
            <text:p>112.14</text:p>
          </table:table-cell>
          <table:table-cell table:formula="of:=SUM([.U9:.Y9])/5" office:value-type="float" office:value="111.986" calcext:value-type="float">
            <text:p>111.986</text:p>
          </table:table-cell>
        </table:table-row>
        <table:table-row table:style-name="ro1">
          <table:table-cell office:value-type="string" calcext:value-type="string">
            <text:p>1500mm</text:p>
          </table:table-cell>
          <table:table-cell office:value-type="float" office:value="168.07" calcext:value-type="float">
            <text:p>168.07</text:p>
          </table:table-cell>
          <table:table-cell office:value-type="float" office:value="174.11" calcext:value-type="float">
            <text:p>174.11</text:p>
          </table:table-cell>
          <table:table-cell office:value-type="float" office:value="176.14" calcext:value-type="float">
            <text:p>176.14</text:p>
          </table:table-cell>
          <table:table-cell office:value-type="float" office:value="149.82" calcext:value-type="float">
            <text:p>149.82</text:p>
          </table:table-cell>
          <table:table-cell office:value-type="float" office:value="175.51" calcext:value-type="float">
            <text:p>175.51</text:p>
          </table:table-cell>
          <table:table-cell table:formula="of:=SUM([.B10:.F10])/5" office:value-type="float" office:value="168.73" calcext:value-type="float">
            <text:p>168.73</text:p>
          </table:table-cell>
          <table:table-cell table:formula="of:=STDEV([.B10:.F10])" office:value-type="float" office:value="11.0436022202903" calcext:value-type="float">
            <text:p>11.044</text:p>
          </table:table-cell>
          <table:table-cell office:value-type="float" office:value="158.32" calcext:value-type="float">
            <text:p>158.32</text:p>
          </table:table-cell>
          <table:table-cell office:value-type="float" office:value="123.65" calcext:value-type="float">
            <text:p>123.65</text:p>
          </table:table-cell>
          <table:table-cell office:value-type="float" office:value="173.4" calcext:value-type="float">
            <text:p>173.4</text:p>
          </table:table-cell>
          <table:table-cell office:value-type="float" office:value="164.7" calcext:value-type="float">
            <text:p>164.7</text:p>
          </table:table-cell>
          <table:table-cell office:value-type="float" office:value="152.7" calcext:value-type="float">
            <text:p>152.7</text:p>
          </table:table-cell>
          <table:table-cell table:formula="of:=SUM([.I10:.M10])/5" office:value-type="float" office:value="154.554" calcext:value-type="float">
            <text:p>154.554</text:p>
          </table:table-cell>
          <table:table-cell office:value-type="float" office:value="169.54" calcext:value-type="float">
            <text:p>169.54</text:p>
          </table:table-cell>
          <table:table-cell office:value-type="float" office:value="165.68" calcext:value-type="float">
            <text:p>165.68</text:p>
          </table:table-cell>
          <table:table-cell office:value-type="float" office:value="169.19" calcext:value-type="float">
            <text:p>169.19</text:p>
          </table:table-cell>
          <table:table-cell office:value-type="float" office:value="163.65" calcext:value-type="float">
            <text:p>163.65</text:p>
          </table:table-cell>
          <table:table-cell office:value-type="float" office:value="163.09" calcext:value-type="float">
            <text:p>163.09</text:p>
          </table:table-cell>
          <table:table-cell table:formula="of:=SUM([.O10:.S10])/5" office:value-type="float" office:value="166.23" calcext:value-type="float">
            <text:p>166.23</text:p>
          </table:table-cell>
          <table:table-cell office:value-type="float" office:value="125.05" calcext:value-type="float">
            <text:p>125.05</text:p>
          </table:table-cell>
          <table:table-cell office:value-type="float" office:value="169.82" calcext:value-type="float">
            <text:p>169.82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9.5" calcext:value-type="float">
            <text:p>169.5</text:p>
          </table:table-cell>
          <table:table-cell office:value-type="float" office:value="168.42" calcext:value-type="float">
            <text:p>168.42</text:p>
          </table:table-cell>
          <table:table-cell table:formula="of:=SUM([.U10:.Y10])/5" office:value-type="float" office:value="160.566" calcext:value-type="float">
            <text:p>160.566</text:p>
          </table:table-cell>
        </table:table-row>
        <table:table-row table:style-name="ro1">
          <table:table-cell office:value-type="string" calcext:value-type="string">
            <text:p>2000mm</text:p>
          </table:table-cell>
          <table:table-cell office:value-type="float" office:value="216.14" calcext:value-type="float">
            <text:p>216.14</text:p>
          </table:table-cell>
          <table:table-cell office:value-type="float" office:value="113.18" calcext:value-type="float">
            <text:p>113.18</text:p>
          </table:table-cell>
          <table:table-cell office:value-type="float" office:value="152.28" calcext:value-type="float">
            <text:p>152.28</text:p>
          </table:table-cell>
          <table:table-cell office:value-type="float" office:value="210.88" calcext:value-type="float">
            <text:p>210.88</text:p>
          </table:table-cell>
          <table:table-cell office:value-type="float" office:value="164.14" calcext:value-type="float">
            <text:p>164.14</text:p>
          </table:table-cell>
          <table:table-cell table:formula="of:=SUM([.B11:.F11])/5" office:value-type="float" office:value="171.324" calcext:value-type="float">
            <text:p>171.324</text:p>
          </table:table-cell>
          <table:table-cell table:formula="of:=STDEV([.B11:.F11])" office:value-type="float" office:value="42.91899206645" calcext:value-type="float">
            <text:p>42.919</text:p>
          </table:table-cell>
          <table:table-cell office:value-type="float" office:value="206" calcext:value-type="float">
            <text:p>206</text:p>
          </table:table-cell>
          <table:table-cell office:value-type="float" office:value="151.51" calcext:value-type="float">
            <text:p>151.51</text:p>
          </table:table-cell>
          <table:table-cell office:value-type="float" office:value="154.32" calcext:value-type="float">
            <text:p>154.32</text:p>
          </table:table-cell>
          <table:table-cell office:value-type="float" office:value="219.23" calcext:value-type="float">
            <text:p>219.23</text:p>
          </table:table-cell>
          <table:table-cell office:value-type="float" office:value="206.18" calcext:value-type="float">
            <text:p>206.18</text:p>
          </table:table-cell>
          <table:table-cell table:formula="of:=SUM([.I11:.M11])/5" office:value-type="float" office:value="187.448" calcext:value-type="float">
            <text:p>187.448</text:p>
          </table:table-cell>
          <table:table-cell office:value-type="float" office:value="211.65" calcext:value-type="float">
            <text:p>211.65</text:p>
          </table:table-cell>
          <table:table-cell office:value-type="float" office:value="212.7" calcext:value-type="float">
            <text:p>212.7</text:p>
          </table:table-cell>
          <table:table-cell office:value-type="float" office:value="219.3" calcext:value-type="float">
            <text:p>219.3</text:p>
          </table:table-cell>
          <table:table-cell office:value-type="float" office:value="223.44" calcext:value-type="float">
            <text:p>223.44</text:p>
          </table:table-cell>
          <table:table-cell office:value-type="float" office:value="221.89" calcext:value-type="float">
            <text:p>221.89</text:p>
          </table:table-cell>
          <table:table-cell table:formula="of:=SUM([.O11:.S11])/5" office:value-type="float" office:value="217.796" calcext:value-type="float">
            <text:p>217.796</text:p>
          </table:table-cell>
          <table:table-cell office:value-type="float" office:value="224.63" calcext:value-type="float">
            <text:p>224.63</text:p>
          </table:table-cell>
          <table:table-cell office:value-type="float" office:value="225.68" calcext:value-type="float">
            <text:p>225.68</text:p>
          </table:table-cell>
          <table:table-cell office:value-type="float" office:value="223.65" calcext:value-type="float">
            <text:p>223.65</text:p>
          </table:table-cell>
          <table:table-cell office:value-type="float" office:value="223.86" calcext:value-type="float">
            <text:p>223.86</text:p>
          </table:table-cell>
          <table:table-cell office:value-type="float" office:value="220.35" calcext:value-type="float">
            <text:p>220.35</text:p>
          </table:table-cell>
          <table:table-cell table:formula="of:=SUM([.U11:.Y11])/5" office:value-type="float" office:value="223.634" calcext:value-type="float">
            <text:p>223.634</text:p>
          </table:table-cell>
        </table:table-row>
        <table:table-row table:style-name="ro1">
          <table:table-cell office:value-type="string" calcext:value-type="string">
            <text:p>2500mm</text:p>
          </table:table-cell>
          <table:table-cell office:value-type="float" office:value="276.56" calcext:value-type="float">
            <text:p>276.56</text:p>
          </table:table-cell>
          <table:table-cell office:value-type="float" office:value="99.37" calcext:value-type="float">
            <text:p>99.37</text:p>
          </table:table-cell>
          <table:table-cell office:value-type="float" office:value="164.21" calcext:value-type="float">
            <text:p>164.21</text:p>
          </table:table-cell>
          <table:table-cell office:value-type="float" office:value="209.89" calcext:value-type="float">
            <text:p>209.89</text:p>
          </table:table-cell>
          <table:table-cell office:value-type="float" office:value="277.47" calcext:value-type="float">
            <text:p>277.47</text:p>
          </table:table-cell>
          <table:table-cell table:formula="of:=SUM([.B12:.F12])/5" office:value-type="float" office:value="205.5" calcext:value-type="float">
            <text:p>205.5</text:p>
          </table:table-cell>
          <table:table-cell table:formula="of:=STDEV([.B12:.F12])" office:value-type="float" office:value="76.1854933698011" calcext:value-type="float">
            <text:p>76.185</text:p>
          </table:table-cell>
          <table:table-cell office:value-type="float" office:value="137.96" calcext:value-type="float">
            <text:p>137.96</text:p>
          </table:table-cell>
          <table:table-cell office:value-type="float" office:value="181.19" calcext:value-type="float">
            <text:p>181.19</text:p>
          </table:table-cell>
          <table:table-cell office:value-type="float" office:value="143.37" calcext:value-type="float">
            <text:p>143.37</text:p>
          </table:table-cell>
          <table:table-cell office:value-type="float" office:value="149.4" calcext:value-type="float">
            <text:p>149.4</text:p>
          </table:table-cell>
          <table:table-cell office:value-type="float" office:value="176.14" calcext:value-type="float">
            <text:p>176.14</text:p>
          </table:table-cell>
          <table:table-cell table:formula="of:=SUM([.I12:.M12])/5" office:value-type="float" office:value="157.612" calcext:value-type="float">
            <text:p>157.612</text:p>
          </table:table-cell>
          <table:table-cell office:value-type="float" office:value="222.95" calcext:value-type="float">
            <text:p>222.95</text:p>
          </table:table-cell>
          <table:table-cell office:value-type="float" office:value="291.37" calcext:value-type="float">
            <text:p>291.37</text:p>
          </table:table-cell>
          <table:table-cell office:value-type="float" office:value="287.23" calcext:value-type="float">
            <text:p>287.23</text:p>
          </table:table-cell>
          <table:table-cell office:value-type="float" office:value="294.74" calcext:value-type="float">
            <text:p>294.74</text:p>
          </table:table-cell>
          <table:table-cell office:value-type="float" office:value="286.95" calcext:value-type="float">
            <text:p>286.95</text:p>
          </table:table-cell>
          <table:table-cell table:formula="of:=SUM([.O12:.S12])/5" office:value-type="float" office:value="276.648" calcext:value-type="float">
            <text:p>276.648</text:p>
          </table:table-cell>
          <table:table-cell office:value-type="float" office:value="304.28" calcext:value-type="float">
            <text:p>304.28</text:p>
          </table:table-cell>
          <table:table-cell office:value-type="float" office:value="293.05" calcext:value-type="float">
            <text:p>293.05</text:p>
          </table:table-cell>
          <table:table-cell office:value-type="float" office:value="292.49" calcext:value-type="float">
            <text:p>292.49</text:p>
          </table:table-cell>
          <table:table-cell office:value-type="float" office:value="296" calcext:value-type="float">
            <text:p>296</text:p>
          </table:table-cell>
          <table:table-cell office:value-type="float" office:value="291.23" calcext:value-type="float">
            <text:p>291.23</text:p>
          </table:table-cell>
          <table:table-cell table:formula="of:=SUM([.U12:.Y12])/5" office:value-type="float" office:value="295.41" calcext:value-type="float">
            <text:p>295.41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8.99mm" svg:height="29.66mm" svg:x="28.57mm" svg:y="39.18mm" draw:caption-point-x="-6.1mm" draw:caption-point-y="15.1mm">
              <dc:date>2017-01-23T00:00:00</dc:date>
              <text:p text:style-name="P1"><text:span text:style-name="T1"/></text:p>
              <text:p text:style-name="P1"><text:span text:style-name="T1">Wall rather than white plastic and pushed in hole under bench</text:span></text:p>
              <text:p text:style-name="P1"><text:span text:style-name="T1"/></text:p>
              <text:p text:style-name="P1"><text:span text:style-name="T1"/></text:p>
            </office:annotation>
            <text:p>3000mm</text:p>
          </table:table-cell>
          <table:table-cell office:value-type="float" office:value="206.32" calcext:value-type="float">
            <text:p>206.32</text:p>
          </table:table-cell>
          <table:table-cell office:value-type="float" office:value="211.65" calcext:value-type="float">
            <text:p>211.65</text:p>
          </table:table-cell>
          <table:table-cell office:value-type="float" office:value="207.3" calcext:value-type="float">
            <text:p>207.3</text:p>
          </table:table-cell>
          <table:table-cell office:value-type="float" office:value="192.77" calcext:value-type="float">
            <text:p>192.77</text:p>
          </table:table-cell>
          <table:table-cell office:value-type="float" office:value="206.39" calcext:value-type="float">
            <text:p>206.39</text:p>
          </table:table-cell>
          <table:table-cell table:formula="of:=SUM([.B13:.F13])/5" office:value-type="float" office:value="204.886" calcext:value-type="float">
            <text:p>204.886</text:p>
          </table:table-cell>
          <table:table-cell table:formula="of:=STDEV([.B13:.F13])" office:value-type="float" office:value="7.11854830706373" calcext:value-type="float">
            <text:p>7.119</text:p>
          </table:table-cell>
          <table:table-cell office:value-type="float" office:value="197.96" calcext:value-type="float">
            <text:p>197.96</text:p>
          </table:table-cell>
          <table:table-cell office:value-type="float" office:value="194.6" calcext:value-type="float">
            <text:p>194.6</text:p>
          </table:table-cell>
          <table:table-cell office:value-type="float" office:value="206.32" calcext:value-type="float">
            <text:p>206.32</text:p>
          </table:table-cell>
          <table:table-cell office:value-type="float" office:value="140.91" calcext:value-type="float">
            <text:p>140.91</text:p>
          </table:table-cell>
          <table:table-cell office:value-type="float" office:value="193.54" calcext:value-type="float">
            <text:p>193.54</text:p>
          </table:table-cell>
          <table:table-cell table:formula="of:=SUM([.I13:.M13])/5" office:value-type="float" office:value="186.666" calcext:value-type="float">
            <text:p>186.666</text:p>
          </table:table-cell>
          <table:table-cell office:value-type="float" office:value="350.95" calcext:value-type="float">
            <text:p>350.95</text:p>
          </table:table-cell>
          <table:table-cell office:value-type="float" office:value="344.7" calcext:value-type="float">
            <text:p>344.7</text:p>
          </table:table-cell>
          <table:table-cell office:value-type="float" office:value="344.28" calcext:value-type="float">
            <text:p>344.28</text:p>
          </table:table-cell>
          <table:table-cell office:value-type="float" office:value="341.05" calcext:value-type="float">
            <text:p>341.05</text:p>
          </table:table-cell>
          <table:table-cell office:value-type="float" office:value="348.84" calcext:value-type="float">
            <text:p>348.84</text:p>
          </table:table-cell>
          <table:table-cell table:formula="of:=SUM([.O13:.S13])/5" office:value-type="float" office:value="345.964" calcext:value-type="float">
            <text:p>345.964</text:p>
          </table:table-cell>
          <table:table-cell office:value-type="float" office:value="114.18" calcext:value-type="float">
            <text:p>114.18</text:p>
          </table:table-cell>
          <table:table-cell office:value-type="float" office:value="195.23" calcext:value-type="float">
            <text:p>195.23</text:p>
          </table:table-cell>
          <table:table-cell office:value-type="float" office:value="340.84" calcext:value-type="float">
            <text:p>340.84</text:p>
          </table:table-cell>
          <table:table-cell office:value-type="float" office:value="340.63" calcext:value-type="float">
            <text:p>340.63</text:p>
          </table:table-cell>
          <table:table-cell office:value-type="float" office:value="335.65" calcext:value-type="float">
            <text:p>335.65</text:p>
          </table:table-cell>
          <table:table-cell table:formula="of:=SUM([.U13:.Y13])/5" office:value-type="float" office:value="265.306" calcext:value-type="float">
            <text:p>265.306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Scarf</text:p>
          </table:table-cell>
          <table:table-cell table:style-name="ce1" office:value-type="string" calcext:value-type="string" table:number-columns-spanned="6" table:number-rows-spanned="1">
            <text:p>Sensor 0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Sensor 1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Sensor 2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Sensor 3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1" office:value-type="string" calcext:value-type="string">
            <text:p>Reading 1</text:p>
          </table:table-cell>
          <table:table-cell office:value-type="string" calcext:value-type="string">
            <text:p>Reading 2</text:p>
          </table:table-cell>
          <table:table-cell office:value-type="string" calcext:value-type="string">
            <text:p>Reading 3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Average</text:p>
          </table:table-cell>
          <table:table-cell/>
          <table:table-cell table:style-name="ce1" office:value-type="string" calcext:value-type="string">
            <text:p>Reading 1</text:p>
          </table:table-cell>
          <table:table-cell office:value-type="string" calcext:value-type="string">
            <text:p>Reading 2</text:p>
          </table:table-cell>
          <table:table-cell office:value-type="string" calcext:value-type="string">
            <text:p>Reading 3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Average</text:p>
          </table:table-cell>
          <table:table-cell table:style-name="ce1" office:value-type="string" calcext:value-type="string">
            <text:p>Reading 1</text:p>
          </table:table-cell>
          <table:table-cell office:value-type="string" calcext:value-type="string">
            <text:p>Reading 2</text:p>
          </table:table-cell>
          <table:table-cell office:value-type="string" calcext:value-type="string">
            <text:p>Reading 3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Average</text:p>
          </table:table-cell>
          <table:table-cell table:style-name="ce1" office:value-type="string" calcext:value-type="string">
            <text:p>Reading 1</text:p>
          </table:table-cell>
          <table:table-cell office:value-type="string" calcext:value-type="string">
            <text:p>Reading 2</text:p>
          </table:table-cell>
          <table:table-cell office:value-type="string" calcext:value-type="string">
            <text:p>Reading 3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200mm</text:p>
          </table:table-cell>
          <table:table-cell office:value-type="float" office:value="41.96" calcext:value-type="float">
            <text:p>41.96</text:p>
          </table:table-cell>
          <table:table-cell office:value-type="float" office:value="42.32" calcext:value-type="float">
            <text:p>42.32</text:p>
          </table:table-cell>
          <table:table-cell office:value-type="float" office:value="42.11" calcext:value-type="float">
            <text:p>42.11</text:p>
          </table:table-cell>
          <table:table-cell office:value-type="float" office:value="42.39" calcext:value-type="float">
            <text:p>42.39</text:p>
          </table:table-cell>
          <table:table-cell office:value-type="float" office:value="41.82" calcext:value-type="float">
            <text:p>41.82</text:p>
          </table:table-cell>
          <table:table-cell table:formula="of:=SUM([.B19:.F19])/5" office:value-type="float" office:value="42.12" calcext:value-type="float">
            <text:p>42.12</text:p>
          </table:table-cell>
          <table:table-cell table:formula="of:=STDEV([.B19:.F19])" office:value-type="float" office:value="0.239060661757638" calcext:value-type="float">
            <text:p>0.2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00mm</text:p>
          </table:table-cell>
          <table:table-cell office:value-type="float" office:value="55.16" calcext:value-type="float">
            <text:p>55.16</text:p>
          </table:table-cell>
          <table:table-cell office:value-type="float" office:value="54.67" calcext:value-type="float">
            <text:p>54.67</text:p>
          </table:table-cell>
          <table:table-cell office:value-type="float" office:value="55.72" calcext:value-type="float">
            <text:p>55.72</text:p>
          </table:table-cell>
          <table:table-cell office:value-type="float" office:value="43.86" calcext:value-type="float">
            <text:p>43.86</text:p>
          </table:table-cell>
          <table:table-cell office:value-type="float" office:value="55.09" calcext:value-type="float">
            <text:p>55.09</text:p>
          </table:table-cell>
          <table:table-cell table:formula="of:=SUM([.B20:.F20])/5" office:value-type="float" office:value="52.9" calcext:value-type="float">
            <text:p>52.9</text:p>
          </table:table-cell>
          <table:table-cell table:formula="of:=STDEV([.B20:.F20])" office:value-type="float" office:value="5.06731191066822" calcext:value-type="float">
            <text:p>5.0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00mm</text:p>
          </table:table-cell>
          <table:table-cell office:value-type="float" office:value="56.36" calcext:value-type="float">
            <text:p>56.36</text:p>
          </table:table-cell>
          <table:table-cell office:value-type="float" office:value="55.37" calcext:value-type="float">
            <text:p>55.37</text:p>
          </table:table-cell>
          <table:table-cell office:value-type="float" office:value="57.54" calcext:value-type="float">
            <text:p>57.54</text:p>
          </table:table-cell>
          <table:table-cell office:value-type="float" office:value="55.3" calcext:value-type="float">
            <text:p>55.3</text:p>
          </table:table-cell>
          <table:table-cell office:value-type="float" office:value="53.89" calcext:value-type="float">
            <text:p>53.89</text:p>
          </table:table-cell>
          <table:table-cell table:formula="of:=SUM([.B21:.F21])/5" office:value-type="float" office:value="55.692" calcext:value-type="float">
            <text:p>55.692</text:p>
          </table:table-cell>
          <table:table-cell table:formula="of:=STDEV([.B21:.F21])" office:value-type="float" office:value="1.35700773763454" calcext:value-type="float">
            <text:p>1.3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500mm</text:p>
          </table:table-cell>
          <table:table-cell office:value-type="float" office:value="68.14" calcext:value-type="float">
            <text:p>68.14</text:p>
          </table:table-cell>
          <table:table-cell office:value-type="float" office:value="72.7" calcext:value-type="float">
            <text:p>72.7</text:p>
          </table:table-cell>
          <table:table-cell office:value-type="float" office:value="69.12" calcext:value-type="float">
            <text:p>69.12</text:p>
          </table:table-cell>
          <table:table-cell office:value-type="float" office:value="72.21" calcext:value-type="float">
            <text:p>72.21</text:p>
          </table:table-cell>
          <table:table-cell office:value-type="float" office:value="71.09" calcext:value-type="float">
            <text:p>71.09</text:p>
          </table:table-cell>
          <table:table-cell table:formula="of:=SUM([.B22:.F22])/5" office:value-type="float" office:value="70.652" calcext:value-type="float">
            <text:p>70.652</text:p>
          </table:table-cell>
          <table:table-cell table:formula="of:=STDEV([.B22:.F22])" office:value-type="float" office:value="1.96663926534583" calcext:value-type="float">
            <text:p>1.9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50mm</text:p>
          </table:table-cell>
          <table:table-cell office:value-type="float" office:value="96.35" calcext:value-type="float">
            <text:p>96.35</text:p>
          </table:table-cell>
          <table:table-cell office:value-type="float" office:value="101.05" calcext:value-type="float">
            <text:p>101.05</text:p>
          </table:table-cell>
          <table:table-cell office:value-type="float" office:value="96.35" calcext:value-type="float">
            <text:p>96.35</text:p>
          </table:table-cell>
          <table:table-cell office:value-type="float" office:value="97.26" calcext:value-type="float">
            <text:p>97.26</text:p>
          </table:table-cell>
          <table:table-cell office:value-type="float" office:value="98.67" calcext:value-type="float">
            <text:p>98.67</text:p>
          </table:table-cell>
          <table:table-cell table:formula="of:=SUM([.B23:.F23])/5" office:value-type="float" office:value="97.936" calcext:value-type="float">
            <text:p>97.936</text:p>
          </table:table-cell>
          <table:table-cell table:formula="of:=STDEV([.B23:.F23])" office:value-type="float" office:value="1.98264469837639" calcext:value-type="float">
            <text:p>1.9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0mm</text:p>
          </table:table-cell>
          <table:table-cell office:value-type="float" office:value="122.46" calcext:value-type="float">
            <text:p>122.46</text:p>
          </table:table-cell>
          <table:table-cell office:value-type="float" office:value="116.35" calcext:value-type="float">
            <text:p>116.35</text:p>
          </table:table-cell>
          <table:table-cell office:value-type="float" office:value="123.72" calcext:value-type="float">
            <text:p>123.72</text:p>
          </table:table-cell>
          <table:table-cell office:value-type="float" office:value="115.09" calcext:value-type="float">
            <text:p>115.09</text:p>
          </table:table-cell>
          <table:table-cell office:value-type="float" office:value="122.11" calcext:value-type="float">
            <text:p>122.11</text:p>
          </table:table-cell>
          <table:table-cell table:formula="of:=SUM([.B24:.F24])/5" office:value-type="float" office:value="119.946" calcext:value-type="float">
            <text:p>119.946</text:p>
          </table:table-cell>
          <table:table-cell table:formula="of:=STDEV([.B24:.F24])" office:value-type="float" office:value="3.92931673449723" calcext:value-type="float">
            <text:p>3.9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500mm</text:p>
          </table:table-cell>
          <table:table-cell office:value-type="float" office:value="162.25" calcext:value-type="float">
            <text:p>162.25</text:p>
          </table:table-cell>
          <table:table-cell office:value-type="float" office:value="169.96" calcext:value-type="float">
            <text:p>169.96</text:p>
          </table:table-cell>
          <table:table-cell office:value-type="float" office:value="136.21" calcext:value-type="float">
            <text:p>136.21</text:p>
          </table:table-cell>
          <table:table-cell office:value-type="float" office:value="164.98" calcext:value-type="float">
            <text:p>164.98</text:p>
          </table:table-cell>
          <table:table-cell office:value-type="float" office:value="160.07" calcext:value-type="float">
            <text:p>160.07</text:p>
          </table:table-cell>
          <table:table-cell table:formula="of:=SUM([.B25:.F25])/5" office:value-type="float" office:value="158.694" calcext:value-type="float">
            <text:p>158.694</text:p>
          </table:table-cell>
          <table:table-cell table:formula="of:=STDEV([.B25:.F25])" office:value-type="float" office:value="13.1006232676159" calcext:value-type="float">
            <text:p>13.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00mm</text:p>
          </table:table-cell>
          <table:table-cell office:value-type="float" office:value="229.96" calcext:value-type="float">
            <text:p>229.96</text:p>
          </table:table-cell>
          <table:table-cell office:value-type="float" office:value="168.91" calcext:value-type="float">
            <text:p>168.91</text:p>
          </table:table-cell>
          <table:table-cell office:value-type="float" office:value="231.44" calcext:value-type="float">
            <text:p>231.44</text:p>
          </table:table-cell>
          <table:table-cell office:value-type="float" office:value="171.02" calcext:value-type="float">
            <text:p>171.02</text:p>
          </table:table-cell>
          <table:table-cell office:value-type="float" office:value="173.12" calcext:value-type="float">
            <text:p>173.12</text:p>
          </table:table-cell>
          <table:table-cell table:formula="of:=SUM([.B26:.F26])/5" office:value-type="float" office:value="194.89" calcext:value-type="float">
            <text:p>194.89</text:p>
          </table:table-cell>
          <table:table-cell table:formula="of:=STDEV([.B26:.F26])" office:value-type="float" office:value="32.7279605230757" calcext:value-type="float">
            <text:p>32.7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500mm</text:p>
          </table:table-cell>
          <table:table-cell office:value-type="float" office:value="277.68" calcext:value-type="float">
            <text:p>277.68</text:p>
          </table:table-cell>
          <table:table-cell office:value-type="float" office:value="15.93" calcext:value-type="float">
            <text:p>15.93</text:p>
          </table:table-cell>
          <table:table-cell office:value-type="float" office:value="289.96" calcext:value-type="float">
            <text:p>289.96</text:p>
          </table:table-cell>
          <table:table-cell office:value-type="float" office:value="214.74" calcext:value-type="float">
            <text:p>214.74</text:p>
          </table:table-cell>
          <table:table-cell office:value-type="float" office:value="302.32" calcext:value-type="float">
            <text:p>302.32</text:p>
          </table:table-cell>
          <table:table-cell table:formula="of:=SUM([.B27:.F27])/5" office:value-type="float" office:value="220.126" calcext:value-type="float">
            <text:p>220.126</text:p>
          </table:table-cell>
          <table:table-cell table:formula="of:=STDEV([.B27:.F27])" office:value-type="float" office:value="119.02743330846" calcext:value-type="float">
            <text:p>119.0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000mm</text:p>
          </table:table-cell>
          <table:table-cell office:value-type="float" office:value="209.26" calcext:value-type="float">
            <text:p>209.26</text:p>
          </table:table-cell>
          <table:table-cell office:value-type="float" office:value="201.83" calcext:value-type="float">
            <text:p>201.83</text:p>
          </table:table-cell>
          <table:table-cell office:value-type="float" office:value="201.96" calcext:value-type="float">
            <text:p>201.96</text:p>
          </table:table-cell>
          <table:table-cell office:value-type="float" office:value="197.19" calcext:value-type="float">
            <text:p>197.19</text:p>
          </table:table-cell>
          <table:table-cell office:value-type="float" office:value="209.4" calcext:value-type="float">
            <text:p>209.4</text:p>
          </table:table-cell>
          <table:table-cell table:formula="of:=SUM([.B28:.F28])/5" office:value-type="float" office:value="203.928" calcext:value-type="float">
            <text:p>203.928</text:p>
          </table:table-cell>
          <table:table-cell table:formula="of:=STDEV([.B28:.F28])" office:value-type="float" office:value="5.29264300704289" calcext:value-type="float">
            <text:p>5.293</text:p>
          </table:table-cell>
          <table:table-cell table:number-columns-repeated="18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Top</text:p>
          </table:table-cell>
          <table:table-cell table:style-name="ce1" office:value-type="string" calcext:value-type="string" table:number-columns-spanned="6" table:number-rows-spanned="1">
            <text:p>Sensor 0</text:p>
          </table:table-cell>
          <table:covered-table-cell table:number-columns-repeated="5"/>
          <table:table-cell table:number-columns-repeated="19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1" office:value-type="string" calcext:value-type="string">
            <text:p>Reading 1</text:p>
          </table:table-cell>
          <table:table-cell office:value-type="string" calcext:value-type="string">
            <text:p>Reading 2</text:p>
          </table:table-cell>
          <table:table-cell office:value-type="string" calcext:value-type="string">
            <text:p>Reading 3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Averag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00mm</text:p>
          </table:table-cell>
          <table:table-cell office:value-type="float" office:value="45.33" calcext:value-type="float">
            <text:p>45.33</text:p>
          </table:table-cell>
          <table:table-cell office:value-type="float" office:value="41.61" calcext:value-type="float">
            <text:p>41.61</text:p>
          </table:table-cell>
          <table:table-cell office:value-type="float" office:value="41.54" calcext:value-type="float">
            <text:p>41.54</text:p>
          </table:table-cell>
          <table:table-cell office:value-type="float" office:value="41.12" calcext:value-type="float">
            <text:p>41.12</text:p>
          </table:table-cell>
          <table:table-cell office:value-type="float" office:value="41.32" calcext:value-type="float">
            <text:p>41.32</text:p>
          </table:table-cell>
          <table:table-cell table:formula="of:=SUM([.B33:.F33])/5" office:value-type="float" office:value="42.184" calcext:value-type="float">
            <text:p>42.184</text:p>
          </table:table-cell>
          <table:table-cell table:formula="of:=STDEV([.B33:.F33])" office:value-type="float" office:value="1.76918907977638" calcext:value-type="float">
            <text:p>1.7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00mm</text:p>
          </table:table-cell>
          <table:table-cell office:value-type="float" office:value="45.05" calcext:value-type="float">
            <text:p>45.05</text:p>
          </table:table-cell>
          <table:table-cell office:value-type="float" office:value="55.23" calcext:value-type="float">
            <text:p>55.23</text:p>
          </table:table-cell>
          <table:table-cell office:value-type="float" office:value="55.51" calcext:value-type="float">
            <text:p>55.51</text:p>
          </table:table-cell>
          <table:table-cell office:value-type="float" office:value="55.23" calcext:value-type="float">
            <text:p>55.23</text:p>
          </table:table-cell>
          <table:table-cell office:value-type="float" office:value="55.16" calcext:value-type="float">
            <text:p>55.16</text:p>
          </table:table-cell>
          <table:table-cell table:formula="of:=SUM([.B34:.F34])/5" office:value-type="float" office:value="53.236" calcext:value-type="float">
            <text:p>53.236</text:p>
          </table:table-cell>
          <table:table-cell table:formula="of:=STDEV([.B34:.F34])" office:value-type="float" office:value="4.57808693670184" calcext:value-type="float">
            <text:p>4.5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00mm</text:p>
          </table:table-cell>
          <table:table-cell office:value-type="float" office:value="57.47" calcext:value-type="float">
            <text:p>57.47</text:p>
          </table:table-cell>
          <table:table-cell office:value-type="float" office:value="55.72" calcext:value-type="float">
            <text:p>55.72</text:p>
          </table:table-cell>
          <table:table-cell office:value-type="float" office:value="58.81" calcext:value-type="float">
            <text:p>58.81</text:p>
          </table:table-cell>
          <table:table-cell office:value-type="float" office:value="54.53" calcext:value-type="float">
            <text:p>54.53</text:p>
          </table:table-cell>
          <table:table-cell office:value-type="float" office:value="58.46" calcext:value-type="float">
            <text:p>58.46</text:p>
          </table:table-cell>
          <table:table-cell table:formula="of:=SUM([.B35:.F35])/5" office:value-type="float" office:value="56.998" calcext:value-type="float">
            <text:p>56.998</text:p>
          </table:table-cell>
          <table:table-cell table:formula="of:=STDEV([.B35:.F35])" office:value-type="float" office:value="1.8281055768199" calcext:value-type="float">
            <text:p>1.8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500mm</text:p>
          </table:table-cell>
          <table:table-cell office:value-type="float" office:value="72.63" calcext:value-type="float">
            <text:p>72.63</text:p>
          </table:table-cell>
          <table:table-cell office:value-type="float" office:value="70.6" calcext:value-type="float">
            <text:p>70.6</text:p>
          </table:table-cell>
          <table:table-cell table:number-columns-repeated="2" office:value-type="float" office:value="72.56" calcext:value-type="float">
            <text:p>72.56</text:p>
          </table:table-cell>
          <table:table-cell office:value-type="float" office:value="69.47" calcext:value-type="float">
            <text:p>69.47</text:p>
          </table:table-cell>
          <table:table-cell table:formula="of:=SUM([.B36:.F36])/5" office:value-type="float" office:value="71.564" calcext:value-type="float">
            <text:p>71.564</text:p>
          </table:table-cell>
          <table:table-cell table:formula="of:=STDEV([.B36:.F36])" office:value-type="float" office:value="1.45211225461395" calcext:value-type="float">
            <text:p>1.4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50mm</text:p>
          </table:table-cell>
          <table:table-cell office:value-type="float" office:value="96.35" calcext:value-type="float">
            <text:p>96.35</text:p>
          </table:table-cell>
          <table:table-cell office:value-type="float" office:value="95.16" calcext:value-type="float">
            <text:p>95.16</text:p>
          </table:table-cell>
          <table:table-cell office:value-type="float" office:value="96.28" calcext:value-type="float">
            <text:p>96.28</text:p>
          </table:table-cell>
          <table:table-cell office:value-type="float" office:value="97.12" calcext:value-type="float">
            <text:p>97.12</text:p>
          </table:table-cell>
          <table:table-cell office:value-type="float" office:value="97.96" calcext:value-type="float">
            <text:p>97.96</text:p>
          </table:table-cell>
          <table:table-cell table:formula="of:=SUM([.B37:.F37])/5" office:value-type="float" office:value="96.574" calcext:value-type="float">
            <text:p>96.574</text:p>
          </table:table-cell>
          <table:table-cell table:formula="of:=STDEV([.B37:.F37])" office:value-type="float" office:value="1.04344621327599" calcext:value-type="float">
            <text:p>1.0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0mm</text:p>
          </table:table-cell>
          <table:table-cell office:value-type="float" office:value="128.14" calcext:value-type="float">
            <text:p>128.14</text:p>
          </table:table-cell>
          <table:table-cell office:value-type="float" office:value="125.68" calcext:value-type="float">
            <text:p>125.68</text:p>
          </table:table-cell>
          <table:table-cell office:value-type="float" office:value="114.68" calcext:value-type="float">
            <text:p>114.68</text:p>
          </table:table-cell>
          <table:table-cell office:value-type="float" office:value="123.37" calcext:value-type="float">
            <text:p>123.37</text:p>
          </table:table-cell>
          <table:table-cell office:value-type="float" office:value="121.89" calcext:value-type="float">
            <text:p>121.89</text:p>
          </table:table-cell>
          <table:table-cell table:formula="of:=SUM([.B38:.F38])/5" office:value-type="float" office:value="122.752" calcext:value-type="float">
            <text:p>122.752</text:p>
          </table:table-cell>
          <table:table-cell table:formula="of:=STDEV([.B38:.F38])" office:value-type="float" office:value="5.09622114904759" calcext:value-type="float">
            <text:p>5.0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500mm</text:p>
          </table:table-cell>
          <table:table-cell office:value-type="float" office:value="171.16" calcext:value-type="float">
            <text:p>171.16</text:p>
          </table:table-cell>
          <table:table-cell office:value-type="float" office:value="167.4" calcext:value-type="float">
            <text:p>167.4</text:p>
          </table:table-cell>
          <table:table-cell office:value-type="float" office:value="172.63" calcext:value-type="float">
            <text:p>172.63</text:p>
          </table:table-cell>
          <table:table-cell office:value-type="float" office:value="180.28" calcext:value-type="float">
            <text:p>180.28</text:p>
          </table:table-cell>
          <table:table-cell office:value-type="float" office:value="167.23" calcext:value-type="float">
            <text:p>167.23</text:p>
          </table:table-cell>
          <table:table-cell table:formula="of:=SUM([.B39:.F39])/5" office:value-type="float" office:value="171.74" calcext:value-type="float">
            <text:p>171.74</text:p>
          </table:table-cell>
          <table:table-cell table:formula="of:=STDEV([.B39:.F39])" office:value-type="float" office:value="5.32061556589085" calcext:value-type="float">
            <text:p>5.3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00mm</text:p>
          </table:table-cell>
          <table:table-cell office:value-type="float" office:value="231.72" calcext:value-type="float">
            <text:p>231.72</text:p>
          </table:table-cell>
          <table:table-cell office:value-type="float" office:value="232.07" calcext:value-type="float">
            <text:p>232.07</text:p>
          </table:table-cell>
          <table:table-cell office:value-type="float" office:value="225.05" calcext:value-type="float">
            <text:p>225.05</text:p>
          </table:table-cell>
          <table:table-cell office:value-type="float" office:value="224.21" calcext:value-type="float">
            <text:p>224.21</text:p>
          </table:table-cell>
          <table:table-cell office:value-type="float" office:value="219.65" calcext:value-type="float">
            <text:p>219.65</text:p>
          </table:table-cell>
          <table:table-cell table:formula="of:=SUM([.B40:.F40])/5" office:value-type="float" office:value="226.54" calcext:value-type="float">
            <text:p>226.54</text:p>
          </table:table-cell>
          <table:table-cell table:formula="of:=STDEV([.B40:.F40])" office:value-type="float" office:value="5.30411161270197" calcext:value-type="float">
            <text:p>5.3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500mm</text:p>
          </table:table-cell>
          <table:table-cell office:value-type="float" office:value="566.25" calcext:value-type="float">
            <text:p>566.25</text:p>
          </table:table-cell>
          <table:table-cell office:value-type="float" office:value="299.37" calcext:value-type="float">
            <text:p>299.37</text:p>
          </table:table-cell>
          <table:table-cell office:value-type="float" office:value="232.56" calcext:value-type="float">
            <text:p>232.56</text:p>
          </table:table-cell>
          <table:table-cell office:value-type="float" office:value="301.61" calcext:value-type="float">
            <text:p>301.61</text:p>
          </table:table-cell>
          <table:table-cell office:value-type="float" office:value="290.95" calcext:value-type="float">
            <text:p>290.95</text:p>
          </table:table-cell>
          <table:table-cell table:formula="of:=SUM([.B41:.F41])/5" office:value-type="float" office:value="338.148" calcext:value-type="float">
            <text:p>338.148</text:p>
          </table:table-cell>
          <table:table-cell table:formula="of:=STDEV([.B41:.F41])" office:value-type="float" office:value="130.619445413001" calcext:value-type="float">
            <text:p>130.6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000mm</text:p>
          </table:table-cell>
          <table:table-cell office:value-type="float" office:value="26.67" calcext:value-type="float">
            <text:p>26.67</text:p>
          </table:table-cell>
          <table:table-cell office:value-type="float" office:value="205.19" calcext:value-type="float">
            <text:p>205.19</text:p>
          </table:table-cell>
          <table:table-cell office:value-type="float" office:value="214.18" calcext:value-type="float">
            <text:p>214.18</text:p>
          </table:table-cell>
          <table:table-cell office:value-type="float" office:value="28.98" calcext:value-type="float">
            <text:p>28.98</text:p>
          </table:table-cell>
          <table:table-cell office:value-type="float" office:value="29.61" calcext:value-type="float">
            <text:p>29.61</text:p>
          </table:table-cell>
          <table:table-cell table:formula="of:=SUM([.B42:.F42])/5" office:value-type="float" office:value="100.926" calcext:value-type="float">
            <text:p>100.926</text:p>
          </table:table-cell>
          <table:table-cell table:formula="of:=STDEV([.B42:.F42])" office:value-type="float" office:value="99.339823988167" calcext:value-type="float">
            <text:p>99.340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oodie</text:p>
          </table:table-cell>
          <table:table-cell table:style-name="ce1" office:value-type="string" calcext:value-type="string" table:number-columns-spanned="6" table:number-rows-spanned="1">
            <text:p>Sensor 0</text:p>
          </table:table-cell>
          <table:covered-table-cell table:number-columns-repeated="5"/>
          <table:table-cell table:number-columns-repeated="19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1" office:value-type="string" calcext:value-type="string">
            <text:p>Reading 1</text:p>
          </table:table-cell>
          <table:table-cell office:value-type="string" calcext:value-type="string">
            <text:p>Reading 2</text:p>
          </table:table-cell>
          <table:table-cell office:value-type="string" calcext:value-type="string">
            <text:p>Reading 3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Averag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00mm</text:p>
          </table:table-cell>
          <table:table-cell office:value-type="float" office:value="163.51" calcext:value-type="float">
            <text:p>163.51</text:p>
          </table:table-cell>
          <table:table-cell office:value-type="float" office:value="163.37" calcext:value-type="float">
            <text:p>163.37</text:p>
          </table:table-cell>
          <table:table-cell office:value-type="float" office:value="154.53" calcext:value-type="float">
            <text:p>154.53</text:p>
          </table:table-cell>
          <table:table-cell office:value-type="float" office:value="157.89" calcext:value-type="float">
            <text:p>157.89</text:p>
          </table:table-cell>
          <table:table-cell office:value-type="float" office:value="161.96" calcext:value-type="float">
            <text:p>161.96</text:p>
          </table:table-cell>
          <table:table-cell table:formula="of:=SUM([.B46:.F46])/5" office:value-type="float" office:value="160.252" calcext:value-type="float">
            <text:p>160.252</text:p>
          </table:table-cell>
          <table:table-cell table:formula="of:=STDEV([.B46:.F46])" office:value-type="float" office:value="3.92345765874949" calcext:value-type="float">
            <text:p>3.9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00mm</text:p>
          </table:table-cell>
          <table:table-cell table:number-columns-repeated="5"/>
          <table:table-cell table:formula="of:=SUM([.B47:.F47])/5" office:value-type="float" office:value="0" calcext:value-type="float">
            <text:p>0</text:p>
          </table:table-cell>
          <table:table-cell table:formula="of:=STDEV([.B47:.F47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00mm</text:p>
          </table:table-cell>
          <table:table-cell table:number-columns-repeated="5"/>
          <table:table-cell table:formula="of:=SUM([.B48:.F48])/5" office:value-type="float" office:value="0" calcext:value-type="float">
            <text:p>0</text:p>
          </table:table-cell>
          <table:table-cell table:formula="of:=STDEV([.B48:.F48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500mm</text:p>
          </table:table-cell>
          <table:table-cell table:number-columns-repeated="5"/>
          <table:table-cell table:formula="of:=SUM([.B49:.F49])/5" office:value-type="float" office:value="0" calcext:value-type="float">
            <text:p>0</text:p>
          </table:table-cell>
          <table:table-cell table:formula="of:=STDEV([.B49:.F49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50mm</text:p>
          </table:table-cell>
          <table:table-cell table:number-columns-repeated="5"/>
          <table:table-cell table:formula="of:=SUM([.B50:.F50])/5" office:value-type="float" office:value="0" calcext:value-type="float">
            <text:p>0</text:p>
          </table:table-cell>
          <table:table-cell table:formula="of:=STDEV([.B50:.F50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0mm</text:p>
          </table:table-cell>
          <table:table-cell office:value-type="float" office:value="124.63" calcext:value-type="float">
            <text:p>124.63</text:p>
          </table:table-cell>
          <table:table-cell office:value-type="float" office:value="120.77" calcext:value-type="float">
            <text:p>120.77</text:p>
          </table:table-cell>
          <table:table-cell office:value-type="float" office:value="119.72" calcext:value-type="float">
            <text:p>119.72</text:p>
          </table:table-cell>
          <table:table-cell office:value-type="float" office:value="121.4" calcext:value-type="float">
            <text:p>121.4</text:p>
          </table:table-cell>
          <table:table-cell office:value-type="float" office:value="124" calcext:value-type="float">
            <text:p>124</text:p>
          </table:table-cell>
          <table:table-cell table:formula="of:=SUM([.B51:.F51])/5" office:value-type="float" office:value="122.104" calcext:value-type="float">
            <text:p>122.104</text:p>
          </table:table-cell>
          <table:table-cell table:formula="of:=STDEV([.B51:.F51])" office:value-type="float" office:value="2.11743476877093" calcext:value-type="float">
            <text:p>2.1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500mm</text:p>
          </table:table-cell>
          <table:table-cell office:value-type="float" office:value="414.46" calcext:value-type="float">
            <text:p>414.46</text:p>
          </table:table-cell>
          <table:table-cell office:value-type="float" office:value="417.26" calcext:value-type="float">
            <text:p>417.26</text:p>
          </table:table-cell>
          <table:table-cell office:value-type="float" office:value="422.53" calcext:value-type="float">
            <text:p>422.53</text:p>
          </table:table-cell>
          <table:table-cell office:value-type="float" office:value="421.89" calcext:value-type="float">
            <text:p>421.89</text:p>
          </table:table-cell>
          <table:table-cell office:value-type="float" office:value="417.89" calcext:value-type="float">
            <text:p>417.89</text:p>
          </table:table-cell>
          <table:table-cell table:formula="of:=SUM([.B52:.F52])/5" office:value-type="float" office:value="418.806" calcext:value-type="float">
            <text:p>418.806</text:p>
          </table:table-cell>
          <table:table-cell table:formula="of:=STDEV([.B52:.F52])" office:value-type="float" office:value="3.37254058537477" calcext:value-type="float">
            <text:p>3.3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00mm</text:p>
          </table:table-cell>
          <table:table-cell office:value-type="float" office:value="224.35" calcext:value-type="float">
            <text:p>224.35</text:p>
          </table:table-cell>
          <table:table-cell office:value-type="float" office:value="174.39" calcext:value-type="float">
            <text:p>174.39</text:p>
          </table:table-cell>
          <table:table-cell office:value-type="float" office:value="513.47" calcext:value-type="float">
            <text:p>513.47</text:p>
          </table:table-cell>
          <table:table-cell office:value-type="float" office:value="145.82" calcext:value-type="float">
            <text:p>145.82</text:p>
          </table:table-cell>
          <table:table-cell office:value-type="float" office:value="220.35" calcext:value-type="float">
            <text:p>220.35</text:p>
          </table:table-cell>
          <table:table-cell table:formula="of:=SUM([.B53:.F53])/5" office:value-type="float" office:value="255.676" calcext:value-type="float">
            <text:p>255.676</text:p>
          </table:table-cell>
          <table:table-cell table:formula="of:=STDEV([.B53:.F53])" office:value-type="float" office:value="147.785947843494" calcext:value-type="float">
            <text:p>147.7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500mm</text:p>
          </table:table-cell>
          <table:table-cell table:number-columns-repeated="5"/>
          <table:table-cell table:formula="of:=SUM([.B54:.F54])/5" office:value-type="float" office:value="0" calcext:value-type="float">
            <text:p>0</text:p>
          </table:table-cell>
          <table:table-cell table:formula="of:=STDEV([.B54:.F54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000mm</text:p>
          </table:table-cell>
          <table:table-cell table:number-columns-repeated="5"/>
          <table:table-cell table:formula="of:=SUM([.B55:.F55])/5" office:value-type="float" office:value="0" calcext:value-type="float">
            <text:p>0</text:p>
          </table:table-cell>
          <table:table-cell table:formula="of:=STDEV([.B55:.F55])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 table:number-rows-repeated="1048520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5:53:24.767534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7-01-23T10:59:57.028197314</meta:creation-date>
    <dc:date>2017-01-24T16:02:24.438105837</dc:date>
    <meta:editing-duration>PT5H32M18S</meta:editing-duration>
    <meta:editing-cycles>8</meta:editing-cycles>
    <meta:generator>LibreOffice/5.1.4.2$Linux_X86_64 LibreOffice_project/10m0$Build-2</meta:generator>
    <meta:document-statistic meta:table-count="1" meta:cell-count="549" meta:object-count="0"/>
  </office:meta>
</office:document-meta>
</file>